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dddddd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eeeeee" draw:fill-hatch-solid="false" draw:opacity="50%" draw:textarea-vertical-align="middle" draw:shadow-opacity="50%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draw:marker-start="Arrow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ff3333" draw:fill="none" draw:textarea-vertical-align="middle"/>
    </style:style>
    <style:style style:name="gr14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7cm" svg:height="2.665cm" draw:transform="rotate (1.5707963267946) translate (0.528cm 11.404cm)">
          <text:p/>
          <draw:enhanced-geometry svg:viewBox="0 0 21600 21600" draw:glue-points="?f6 10800 10800 21600 ?f5 10800 10800 0" draw:text-areas="?f3 ?f3 ?f4 ?f4" draw:type="trapezoid" draw:modifiers="7040.978110826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layer="layout" svg:width="2.868cm" svg:height="0.962cm" svg:x="0.398cm" svg:y="8.346cm">
          <draw:text-box>
            <text:p>Antenna</text:p>
          </draw:text-box>
        </draw:frame>
        <draw:rect draw:style-name="gr3" draw:text-style-name="P2" draw:layer="layout" svg:width="3.543cm" svg:height="1.832cm" svg:x="3.54cm" svg:y="7.922cm">
          <text:p/>
        </draw:rect>
        <draw:rect draw:style-name="gr4" draw:text-style-name="P1" draw:layer="layout" svg:width="17.661cm" svg:height="11.39cm" svg:x="7.324cm" svg:y="3.561cm">
          <text:p/>
        </draw:rect>
        <draw:rect draw:style-name="gr3" draw:text-style-name="P1" draw:layer="layout" svg:width="2.352cm" svg:height="1.68cm" svg:x="7.527cm" svg:y="7.866cm">
          <text:p/>
        </draw:rect>
        <draw:line draw:style-name="gr5" draw:text-style-name="P1" draw:layer="layout" svg:x1="9.475cm" svg:y1="8.729cm" svg:x2="10.806cm" svg:y2="8.727cm">
          <text:p/>
        </draw:line>
        <draw:line draw:style-name="gr5" draw:text-style-name="P1" draw:layer="layout" svg:x1="11.87cm" svg:y1="8.716cm" svg:x2="12.787cm" svg:y2="8.714cm">
          <text:p/>
        </draw:line>
        <draw:rect draw:style-name="gr3" draw:text-style-name="P1" draw:layer="layout" svg:width="1.37cm" svg:height="0.502cm" svg:x="10.818cm" svg:y="8.446cm">
          <text:p/>
        </draw:rect>
        <draw:line draw:style-name="gr6" draw:text-style-name="P1" draw:layer="layout" svg:x1="15.052cm" svg:y1="12.767cm" svg:x2="15.029cm" svg:y2="8.689cm">
          <text:p/>
        </draw:line>
        <draw:rect draw:style-name="gr3" draw:text-style-name="P1" draw:layer="layout" svg:width="3.561cm" svg:height="1.579cm" svg:x="13.358cm" svg:y="12.784cm">
          <text:p text:style-name="P1">SHORT</text:p>
        </draw:rect>
        <draw:rect draw:style-name="gr3" draw:text-style-name="P1" draw:layer="layout" svg:width="3.561cm" svg:height="5.006cm" svg:x="16.746cm" svg:y="7.056cm">
          <text:p text:style-name="P1"><text:s text:c="3"/>SURF</text:p>
        </draw:rect>
        <draw:path draw:style-name="gr7" draw:text-style-name="P1" draw:layer="layout" svg:width="1.521cm" svg:height="2.09cm" svg:x="16.953cm" svg:y="11.565cm" svg:viewBox="0 0 1522 2091" svg:d="m0 2091c0 0 945-89 1239-388s283-1703 283-1703">
          <text:p/>
        </draw:path>
        <draw:rect draw:style-name="gr8" draw:text-style-name="P1" draw:layer="layout" svg:width="2.028cm" svg:height="1.103cm" svg:x="17.095cm" svg:y="7.429cm">
          <text:p text:style-name="P1">LAB</text:p>
        </draw:rect>
        <draw:path draw:style-name="gr7" draw:text-style-name="P1" draw:layer="layout" svg:width="2.098cm" svg:height="0.66cm" svg:x="15.029cm" svg:y="8.062cm" svg:viewBox="0 0 2099 661" svg:d="m0 661c0 0 509-288 1174-483s925-178 925-178">
          <text:p/>
        </draw:path>
        <draw:rect draw:style-name="gr8" draw:text-style-name="P1" draw:layer="layout" svg:width="2.433cm" svg:height="1.119cm" svg:x="17.339cm" svg:y="10.43cm">
          <text:p text:style-name="P1">FPGA</text:p>
        </draw:rect>
        <draw:line draw:style-name="gr6" draw:text-style-name="P1" draw:layer="layout" svg:x1="17.501cm" svg:y1="10.413cm" svg:x2="17.488cm" svg:y2="8.534cm">
          <text:p/>
        </draw:line>
        <draw:frame draw:style-name="gr2" draw:text-style-name="P3" draw:layer="layout" svg:width="1.827cm" svg:height="0.721cm" draw:transform="rotate (1.5707963267946) translate (14.97cm 11.974cm)">
          <draw:text-box>
            <text:p><text:span text:style-name="T1">Trigger</text:span></text:p>
          </draw:text-box>
        </draw:frame>
        <draw:frame draw:style-name="gr2" draw:text-style-name="P3" draw:layer="layout" svg:width="2.03cm" svg:height="0.721cm" draw:transform="rotate (0.370533400198326) translate (14.782cm 8.086cm)">
          <draw:text-box>
            <text:p><text:span text:style-name="T1">Digitizer</text:span></text:p>
          </draw:text-box>
        </draw:frame>
        <draw:frame draw:style-name="gr2" draw:layer="layout" svg:width="4.773cm" svg:height="0.962cm" svg:x="7.294cm" svg:y="3.564cm">
          <draw:text-box>
            <text:p>Instrument Box</text:p>
          </draw:text-box>
        </draw:frame>
        <draw:rect draw:style-name="gr3" draw:text-style-name="P1" draw:layer="layout" svg:width="3.545cm" svg:height="1.816cm" svg:x="21.265cm" svg:y="8.444cm">
          <text:p text:style-name="P1">CPU</text:p>
        </draw:rect>
        <draw:line draw:style-name="gr9" draw:text-style-name="P1" draw:layer="layout" svg:x1="20.281cm" svg:y1="9.429cm" svg:x2="21.265cm" svg:y2="9.429cm">
          <text:p/>
        </draw:line>
        <draw:rect draw:style-name="gr8" draw:text-style-name="P1" draw:layer="layout" svg:width="3.681cm" svg:height="1.309cm" svg:x="17.26cm" svg:y="17.465cm">
          <text:p text:style-name="P1">Telemetry</text:p>
        </draw:rect>
        <draw:line draw:style-name="gr10" draw:text-style-name="P1" draw:layer="layout" svg:x1="19.028cm" svg:y1="18.78cm" svg:x2="19.028cm" svg:y2="20.111cm">
          <text:p/>
        </draw:line>
        <draw:line draw:style-name="gr10" draw:text-style-name="P1" draw:layer="layout" svg:x1="18.229cm" svg:y1="19.01cm" svg:x2="19.791cm" svg:y2="19.01cm">
          <text:p/>
        </draw:line>
        <draw:line draw:style-name="gr10" draw:text-style-name="P1" draw:layer="layout" svg:x1="18.477cm" svg:y1="19.259cm" svg:x2="19.542cm" svg:y2="19.259cm">
          <text:p/>
        </draw:line>
        <draw:line draw:style-name="gr10" draw:text-style-name="P1" draw:layer="layout" svg:x1="18.69cm" svg:y1="19.561cm" svg:x2="19.312cm" svg:y2="19.561cm">
          <text:p/>
        </draw:line>
        <draw:line draw:style-name="gr10" draw:text-style-name="P1" draw:layer="layout" svg:x1="18.85cm" svg:y1="19.845cm" svg:x2="19.17cm" svg:y2="19.845cm">
          <text:p/>
        </draw:line>
        <draw:line draw:style-name="gr9" draw:text-style-name="P1" draw:layer="layout" svg:x1="19.59cm" svg:y1="19.755cm" svg:x2="21.001cm" svg:y2="20.765cm">
          <text:p/>
        </draw:line>
        <draw:frame draw:style-name="gr2" draw:text-style-name="P3" draw:layer="layout" svg:width="2.479cm" svg:height="0.721cm" svg:x="20.294cm" svg:y="20.668cm">
          <draw:text-box>
            <text:p text:style-name="P3"><text:span text:style-name="T1">To Ground</text:span></text:p>
          </draw:text-box>
        </draw:frame>
        <draw:path draw:style-name="gr6" draw:text-style-name="P1" draw:layer="layout" svg:width="1.567cm" svg:height="7.148cm" svg:x="20.383cm" svg:y="10.274cm" svg:viewBox="0 0 1568 7149" svg:d="m0 7149c0 0 574-1224 1083-2485s485-4664 485-4664">
          <text:p/>
        </draw:path>
        <draw:rect draw:style-name="gr8" draw:text-style-name="P1" draw:layer="layout" svg:width="3.211cm" svg:height="1.672cm" svg:x="21.322cm" svg:y="5.465cm">
          <text:p text:style-name="P1">On Board</text:p>
          <text:p text:style-name="P1">Storage</text:p>
        </draw:rect>
        <draw:line draw:style-name="gr9" draw:text-style-name="P1" draw:layer="layout" svg:x1="23.125cm" svg:y1="8.402cm" svg:x2="23.125cm" svg:y2="7.133cm">
          <text:p/>
        </draw:line>
        <draw:frame draw:style-name="gr2" draw:text-style-name="P3" draw:layer="layout" svg:width="1.67cm" svg:height="0.721cm" svg:x="4.283cm" svg:y="7.2cm">
          <draw:text-box>
            <text:p><text:span text:style-name="T1">AMPA</text:span></text:p>
          </draw:text-box>
        </draw:frame>
        <draw:line draw:style-name="gr5" draw:text-style-name="P1" draw:layer="layout" svg:x1="3.193cm" svg:y1="8.702cm" svg:x2="3.54cm" svg:y2="8.702cm">
          <text:p/>
        </draw:line>
        <draw:rect draw:style-name="gr11" draw:text-style-name="P1" draw:layer="layout" svg:width="1.477cm" svg:height="0.436cm" svg:x="3.632cm" svg:y="8.467cm">
          <text:p/>
        </draw:rect>
        <draw:path draw:style-name="gr10" draw:text-style-name="P1" draw:layer="layout" svg:width="1.348cm" svg:height="0.177cm" svg:x="3.668cm" svg:y="8.551cm" svg:viewBox="0 0 1349 178" svg:d="m0 153c180 15 92-105 195-137s819-12 917 22 85 160 237 137">
          <text:p/>
        </draw:path>
        <draw:frame draw:style-name="gr2" draw:text-style-name="P4" draw:layer="layout" svg:width="2.132cm" svg:height="1.039cm" svg:x="3.365cm" svg:y="8.734cm">
          <draw:text-box>
            <text:p text:style-name="P1"><text:span text:style-name="T2">band pass</text:span></text:p>
            <text:p text:style-name="P1"><text:span text:style-name="T2">filter</text:span></text:p>
          </draw:text-box>
        </draw:frame>
        <draw:line draw:style-name="gr5" draw:text-style-name="P1" draw:layer="layout" svg:x1="5.094cm" svg:y1="8.702cm" svg:x2="5.441cm" svg:y2="8.702cm">
          <text:p/>
        </draw:line>
        <draw:rect draw:style-name="gr11" draw:text-style-name="P1" draw:layer="layout" svg:width="0.581cm" svg:height="0.359cm" svg:x="6.288cm" svg:y="8.52cm">
          <text:p/>
        </draw:rect>
        <draw:frame draw:style-name="gr2" draw:text-style-name="P5" draw:layer="layout" svg:width="1.836cm" svg:height="0.645cm" svg:x="4.719cm" svg:y="7.869cm">
          <draw:text-box>
            <text:p><text:span text:style-name="T2">amplifier</text:span></text:p>
          </draw:text-box>
        </draw:frame>
        <draw:frame draw:style-name="gr2" draw:text-style-name="P5" draw:layer="layout" svg:width="1.759cm" svg:height="0.645cm" svg:x="5.543cm" svg:y="9.088cm">
          <draw:text-box>
            <text:p><text:span text:style-name="T2">bias-tee</text:span></text:p>
          </draw:text-box>
        </draw:frame>
        <draw:line draw:style-name="gr5" draw:text-style-name="P1" draw:layer="layout" svg:x1="5.752cm" svg:y1="8.703cm" svg:x2="6.286cm" svg:y2="8.702cm">
          <text:p/>
        </draw:line>
        <draw:custom-shape draw:style-name="gr12" draw:text-style-name="P1" draw:layer="layout" svg:width="0.65cm" svg:height="0.505cm" draw:transform="rotate (1.5707963267946) translate (5.439cm 9.03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13" draw:text-style-name="P1" draw:layer="layout" svg:width="0.705cm" svg:height="0.202cm" svg:x="5.708cm" svg:y="8.874cm" svg:viewBox="0 0 706 203" draw:points="706,0 693,203 153,197 0,13">
          <text:p/>
        </draw:polyline>
        <draw:rect draw:style-name="gr11" draw:text-style-name="P1" draw:layer="layout" svg:width="0.581cm" svg:height="0.359cm" svg:x="7.641cm" svg:y="8.53cm">
          <text:p/>
        </draw:rect>
        <draw:frame draw:style-name="gr2" draw:text-style-name="P5" draw:layer="layout" svg:width="1.797cm" svg:height="0.645cm" svg:x="7.347cm" svg:y="7.913cm">
          <draw:text-box>
            <text:p><text:span text:style-name="T2">Bias-tee</text:span></text:p>
          </draw:text-box>
        </draw:frame>
        <draw:line draw:style-name="gr14" draw:text-style-name="P1" draw:layer="layout" svg:x1="6.873cm" svg:y1="8.702cm" svg:x2="7.657cm" svg:y2="8.702cm">
          <text:p/>
        </draw:line>
        <draw:line draw:style-name="gr5" draw:text-style-name="P1" draw:layer="layout" svg:x1="8.221cm" svg:y1="8.704cm" svg:x2="9.217cm" svg:y2="8.703cm">
          <text:p/>
        </draw:line>
        <draw:custom-shape draw:style-name="gr12" draw:text-style-name="P1" draw:layer="layout" svg:width="0.65cm" svg:height="0.505cm" draw:transform="rotate (1.5707963267946) translate (9.12cm 9.059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5" draw:layer="layout" svg:width="1.836cm" svg:height="0.645cm" svg:x="8.075cm" svg:y="8.907cm">
          <draw:text-box>
            <text:p><text:span text:style-name="T2">amplifier</text:span></text:p>
          </draw:text-box>
        </draw:frame>
        <draw:frame draw:style-name="gr2" draw:text-style-name="P3" draw:layer="layout" svg:width="1.84cm" svg:height="0.721cm" svg:x="7.811cm" svg:y="7.122cm">
          <draw:text-box>
            <text:p><text:span text:style-name="T1">IRFCM</text:span></text:p>
          </draw:text-box>
        </draw:frame>
        <draw:line draw:style-name="gr5" draw:text-style-name="P1" draw:layer="layout" svg:x1="13.676cm" svg:y1="8.729cm" svg:x2="15.007cm" svg:y2="8.727cm">
          <text:p/>
        </draw:line>
        <draw:rect draw:style-name="gr3" draw:text-style-name="P1" draw:layer="layout" svg:width="1.37cm" svg:height="0.502cm" svg:x="12.401cm" svg:y="8.435cm">
          <text:p/>
        </draw:rect>
        <draw:path draw:style-name="gr10" draw:text-style-name="P1" draw:layer="layout" svg:width="1.271cm" svg:height="0.431cm" svg:x="10.819cm" svg:y="8.495cm" svg:viewBox="0 0 1272 432" svg:d="m0 432c0 0 117-289 337-389s935 5 935 5">
          <text:p/>
        </draw:path>
        <draw:path draw:style-name="gr10" draw:text-style-name="P1" draw:layer="layout" svg:width="1.271cm" svg:height="0.431cm" svg:x="12.471cm" svg:y="8.488cm" svg:viewBox="0 0 1272 432" svg:d="m1272 432c0 0-117-289-337-389s-935 5-935 5">
          <text:p/>
        </draw:path>
        <draw:frame draw:style-name="gr2" draw:text-style-name="P3" draw:layer="layout" svg:width="2.877cm" svg:height="0.721cm" svg:x="10.942cm" svg:y="7.767cm">
          <draw:text-box>
            <text:p><text:span text:style-name="T1">LARK Filt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2-02T10:05:07</meta:creation-date>
    <dc:date>2017-02-02T13:23:16</dc:date>
    <dc:creator>Ben Rotter</dc:creator>
    <meta:editing-duration>PT3H2M8S</meta:editing-duration>
    <meta:editing-cycles>1</meta:editing-cycles>
    <meta:document-statistic meta:object-count="56"/>
    <meta:generator>OpenOffice/4.0.0$Unix OpenOffice.org_project/400m3$Build-9702</meta:generator>
  </office:meta>
</office:document-meta>
</file>